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111111" draw:marker-start-width="0.438cm" draw:marker-end-width="0.438cm" draw:textarea-horizontal-align="justify" draw:textarea-vertical-align="middle" draw:auto-grow-height="false" fo:min-height="0.439cm" fo:min-width="0.189cm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111111" draw:marker-start-width="0.438cm" draw:marker-end-width="0.438cm" draw:textarea-horizontal-align="justify" draw:textarea-vertical-align="middle" draw:auto-grow-height="false" fo:min-height="0.439cm" fo:min-width="0.19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111111" draw:marker-start-width="0.438cm" draw:marker-end-width="0.438cm" draw:textarea-horizontal-align="justify" draw:textarea-vertical-align="middle" draw:auto-grow-height="false" fo:min-height="0.44cm" fo:min-width="0.19cm" fo:padding-top="0.204cm" fo:padding-bottom="0.204cm" fo:padding-left="0.329cm" fo:padding-right="0.32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59cm" svg:stroke-color="#111111" draw:marker-start-width="0.438cm" draw:marker-end-width="0.438cm" draw:fill-color="#fff200" draw:textarea-horizontal-align="justify" draw:textarea-vertical-align="middle" draw:auto-grow-height="false" fo:min-height="0.439cm" fo:min-width="0.19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111111" draw:marker-start-width="0.438cm" draw:marker-end-width="0.438cm" draw:fill-color="#00b274" draw:textarea-horizontal-align="justify" draw:textarea-vertical-align="middle" draw:auto-grow-height="false" fo:min-height="0.439cm" fo:min-width="0.19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111111" draw:marker-start-width="0.438cm" draw:marker-end-width="0.438cm" draw:fill-color="#00b274" draw:textarea-horizontal-align="justify" draw:textarea-vertical-align="middle" draw:auto-grow-height="false" fo:min-height="0.44cm" fo:min-width="0.189cm" fo:padding-top="0.204cm" fo:padding-bottom="0.204cm" fo:padding-left="0.329cm" fo:padding-right="0.329cm"/>
    </style:style>
    <style:style style:name="gr8" style:family="graphic" style:parent-style-name="standard">
      <style:graphic-properties svg:stroke-width="0.106cm" draw:marker-start-width="0.359cm" draw:marker-end-width="0.359cm" draw:fill-color="#fff200" draw:textarea-horizontal-align="justify" draw:textarea-vertical-align="middle" draw:auto-grow-height="false" fo:min-height="1.75cm" fo:min-width="4.1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75cm" fo:min-width="4.1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draw:marker-start-width="0.359cm" draw:marker-end-width="0.359cm" draw:fill-color="#00b274" draw:textarea-horizontal-align="justify" draw:textarea-vertical-align="middle" draw:auto-grow-height="false" fo:min-height="1.75cm" fo:min-width="4.1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00b274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97cm" svg:height="1.197cm" svg:x="3.8cm" svg:y="9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198cm" svg:height="1.197cm" svg:x="9.387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198cm" svg:height="1.198cm" svg:x="13.46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198cm" svg:height="1.198cm" svg:x="17.493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4.997cm" svg:y1="10.174cm" svg:x2="9.387cm" svg:y2="10.175cm" draw:start-shape="id1" draw:start-glue-point="10" draw:end-shape="id2" draw:end-glue-point="6" svg:d="M4997 10174c3292 0 1098 1 4390 1" svg:viewBox="0 0 4391 2">
          <text:p/>
        </draw:connector>
        <draw:connector draw:style-name="gr4" draw:text-style-name="P2" draw:layer="layout" draw:type="curve" svg:x1="10.585cm" svg:y1="10.175cm" svg:x2="13.461cm" svg:y2="10.175cm" draw:start-shape="id2" draw:start-glue-point="10" draw:end-shape="id3" draw:end-glue-point="6" svg:d="M10585 10175h2876" svg:viewBox="0 0 2877 1">
          <text:p/>
        </draw:connector>
        <draw:connector draw:style-name="gr4" draw:text-style-name="P2" draw:layer="layout" draw:type="curve" svg:x1="14.659cm" svg:y1="10.175cm" svg:x2="17.493cm" svg:y2="10.176cm" draw:start-shape="id3" draw:start-glue-point="10" draw:end-shape="id4" draw:end-glue-point="6" svg:d="M14659 10175c2127 0 710 1 2834 1" svg:viewBox="0 0 2835 2">
          <text:p/>
        </draw:connector>
        <draw:custom-shape draw:style-name="gr5" draw:text-style-name="P3" xml:id="id5" draw:id="id5" draw:layer="layout" svg:width="1.198cm" svg:height="1.197cm" svg:x="9.388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6" draw:id="id6" draw:layer="layout" svg:width="1.198cm" svg:height="1.197cm" svg:x="17.593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7" draw:id="id7" draw:layer="layout" svg:width="1.197cm" svg:height="1.198cm" svg:x="20.728cm" svg:y="1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8" draw:id="id8" draw:layer="layout" svg:width="1.197cm" svg:height="1.198cm" svg:x="24.503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draw:line-skew="0.907cm" svg:x1="4.997cm" svg:y1="10.174cm" svg:x2="9.388cm" svg:y2="7.699cm" draw:start-shape="id1" draw:start-glue-point="10" draw:end-shape="id5" draw:end-glue-point="6" svg:d="M4997 10174c4654 0 2459-2475 4391-2475" svg:viewBox="0 0 4392 2476">
          <text:p/>
        </draw:connector>
        <draw:connector draw:style-name="gr4" draw:text-style-name="P2" draw:layer="layout" draw:type="curve" draw:line-skew="-0.224cm" svg:x1="10.586cm" svg:y1="7.699cm" svg:x2="13.461cm" svg:y2="10.175cm" draw:start-shape="id5" draw:start-glue-point="10" draw:end-shape="id3" draw:end-glue-point="6" svg:d="M10586 7699c1821 0 384 2476 2875 2476" svg:viewBox="0 0 2876 2477">
          <text:p/>
        </draw:connector>
        <draw:connector draw:style-name="gr4" draw:text-style-name="P2" draw:layer="layout" draw:type="curve" svg:x1="14.659cm" svg:y1="10.175cm" svg:x2="17.593cm" svg:y2="12.649cm" draw:start-shape="id3" draw:start-glue-point="10" draw:end-shape="id6" draw:end-glue-point="6" svg:d="M14659 10175c2202 0 735 2474 2934 2474" svg:viewBox="0 0 2935 2475">
          <text:p/>
        </draw:connector>
        <draw:connector draw:style-name="gr4" draw:text-style-name="P2" draw:layer="layout" draw:type="curve" svg:x1="18.791cm" svg:y1="12.649cm" svg:x2="20.728cm" svg:y2="12.649cm" draw:start-shape="id6" draw:start-glue-point="10" draw:end-shape="id7" draw:end-glue-point="6" svg:d="M18791 12649h1937" svg:viewBox="0 0 1938 1">
          <text:p/>
        </draw:connector>
        <draw:connector draw:style-name="gr4" draw:text-style-name="P2" draw:layer="layout" draw:type="curve" svg:x1="21.925cm" svg:y1="12.649cm" svg:x2="24.503cm" svg:y2="12.65cm" draw:start-shape="id7" draw:start-glue-point="10" draw:end-shape="id8" draw:end-glue-point="6" svg:d="M21925 12649c1933 0 645 1 2578 1" svg:viewBox="0 0 2579 2">
          <text:p/>
        </draw:connector>
        <draw:connector draw:style-name="gr4" draw:text-style-name="P2" draw:layer="layout" draw:type="curve" svg:x1="18.691cm" svg:y1="10.176cm" svg:x2="24.503cm" svg:y2="12.65cm" draw:start-shape="id4" draw:start-glue-point="10" draw:end-shape="id8" draw:end-glue-point="6" svg:d="M18691 10176c4359 0 1453 2474 5812 2474" svg:viewBox="0 0 5813 2475">
          <text:p/>
        </draw:connector>
        <draw:custom-shape draw:style-name="gr8" draw:text-style-name="P3" draw:layer="layout" svg:width="4.6cm" svg:height="2cm" svg:x="7.7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6cm" svg:height="2cm" svg:x="15.7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6cm" svg:height="2cm" svg:x="22.8cm" svg:y="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5cm" svg:height="1.3cm" svg:x="8.8cm" svg:y="2.5cm">
          <draw:text-box>
            <text:p text:style-name="P1">Bugfix</text:p>
          </draw:text-box>
        </draw:frame>
        <draw:frame draw:style-name="gr11" draw:text-style-name="P5" draw:layer="layout" svg:width="4cm" svg:height="1.673cm" svg:x="16cm" svg:y="2.2cm">
          <draw:text-box>
            <text:p text:style-name="P1">Stable (master)</text:p>
          </draw:text-box>
        </draw:frame>
        <draw:frame draw:style-name="gr11" draw:text-style-name="P5" draw:layer="layout" svg:width="4cm" svg:height="1.3cm" svg:x="23.1cm" svg:y="2.4cm">
          <draw:text-box>
            <text:p text:style-name="P1">Feature</text:p>
          </draw:text-box>
        </draw:frame>
        <draw:line draw:style-name="gr12" draw:text-style-name="P2" draw:layer="layout" svg:x1="10cm" svg:y1="4cm" svg:x2="10cm" svg:y2="6.6cm">
          <text:p/>
        </draw:line>
        <draw:line draw:style-name="gr12" draw:text-style-name="P2" draw:layer="layout" svg:x1="18.1cm" svg:y1="4cm" svg:x2="18.1cm" svg:y2="8.7cm">
          <text:p/>
        </draw:line>
        <draw:line draw:style-name="gr12" draw:text-style-name="P2" draw:layer="layout" svg:x1="25.1cm" svg:y1="4cm" svg:x2="25.1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09:09:23.819586254</meta:creation-date>
    <dc:date>2019-01-17T09:25:04.610168485</dc:date>
    <meta:editing-duration>PT5M19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